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2cm"/>
    </style:style>
    <style:style style:name="co2" style:family="table-column">
      <style:table-column-properties fo:break-before="auto" style:column-width="12.806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3.974cm"/>
    </style:style>
    <style:style style:name="co6" style:family="table-column">
      <style:table-column-properties fo:break-before="auto" style:column-width="2.66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58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58">
      <style:table-cell-properties style:glyph-orientation-vertical="0" fo:background-color="#ff66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ce2" office:value-type="string" calcext:value-type="string">
            <text:p>matriculados </text:p>
          </table:table-cell>
          <table:table-cell table:style-name="ce6" office:value-type="string" calcext:value-type="string">
            <text:p>serie históric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asa de crecimiento de la matricula</text:p>
          </table:table-cell>
          <table:table-cell table:style-name="ce6" office:value-type="string" calcext:value-type="string">
            <text:p>serie históric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ción matriculados (nuevos y reingreso)</text:p>
          </table:table-cell>
          <table:table-cell table:style-name="ce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centaje de matriculadas mujeres respecto del total</text:p>
          </table:table-cell>
          <table:table-cell table:style-name="ce6" office:value-type="string" calcext:value-type="string">
            <text:p>serie históric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asa de crecimeinto por sexo</text:p>
          </table:table-cell>
          <table:table-cell table:style-name="ce6" office:value-type="string" calcext:value-type="string">
            <text:p>serie históri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centaje de mat por grupo de eda</text:p>
          </table:table-cell>
          <table:table-cell table:style-name="ce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centaje de mat por grupo de edad y sexo</text:p>
          </table:table-cell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Porcentaje de mat nuevos por sexo</text:p>
          </table:table-cell>
          <table:table-cell table:style-name="ce7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Porcentaje de mat <text:s/>nuevos por grupo de eda</text:p>
          </table:table-cell>
          <table:table-cell table:style-name="ce7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istribución por “pregrado, post grado..”</text:p>
          </table:table-cell>
          <table:table-cell table:style-name="ce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centaje de estudiantes matriculados en sector público por programa académico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centaje de estudiantes matriculados mujeres por programa académico</text:p>
          </table:table-cell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istribución según campo de estudio</text:p>
          </table:table-cell>
          <table:table-cell table:style-name="ce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centaje de estudiantes matriculados en sector público por campo de estudio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centaje de estudiantes matriculados mujeres por campo de estudio</text:p>
          </table:table-cell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orcentaje de estudiantes matriculados en el sector privado</text:p>
          </table:table-cell>
          <table:table-cell table:style-name="ce6" office:value-type="string" calcext:value-type="string">
            <text:p>serie historica</text:p>
          </table:table-cell>
          <table:table-cell office:value-type="string" calcext:value-type="string">
            <text:p>subirl la gráfica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6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Matriculados según regiópn de origen</text:p>
          </table:table-cell>
          <table:table-cell table:style-name="ce8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Matriculados según pa{is de origen</text:p>
          </table:table-cell>
          <table:table-cell table:style-name="ce8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6"/>
          <table:table-cell table:number-columns-repeated="1021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1" table:number-columns-repeated="1021"/>
        </table:table-row>
        <table:table-row table:style-name="ro1">
          <table:table-cell/>
          <table:table-cell table:style-name="ce2" office:value-type="string" calcext:value-type="string">
            <text:p>Número est S publico</text:p>
          </table:table-cell>
          <table:table-cell table:style-name="ce6" office:value-type="string" calcext:value-type="string">
            <text:p>serie histórica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orcentaje de crecimiento publ</text:p>
          </table:table-cell>
          <table:table-cell table:style-name="ce2" office:value-type="string" calcext:value-type="string">
            <text:p>serie históric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centaje de mat por sexo</text:p>
          </table:table-cell>
          <table:table-cell table:style-name="ce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centaje de mat por grupo de eda</text:p>
          </table:table-cell>
          <table:table-cell table:style-name="ce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centaje de mat por grupo de edad y sexo</text:p>
          </table:table-cell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istribución por “pregrado, post grado..”</text:p>
          </table:table-cell>
          <table:table-cell table:style-name="ce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… Distribución según nivel y sexo</text:p>
          </table:table-cell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orcentaje según campo de estudio</text:p>
          </table:table-cell>
          <table:table-cell table:style-name="ce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1" table:number-columns-repeated="1021"/>
        </table:table-row>
        <table:table-row table:style-name="ro1">
          <table:table-cell/>
          <table:table-cell table:style-name="ce5" office:value-type="string" calcext:value-type="string">
            <text:p>Número est S privado</text:p>
          </table:table-cell>
          <table:table-cell table:style-name="ce2" office:value-type="string" calcext:value-type="string">
            <text:p>serie histórica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orcentaje de crecimiento priv</text:p>
          </table:table-cell>
          <table:table-cell table:style-name="ce2" office:value-type="string" calcext:value-type="string">
            <text:p>serie históric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centaje de mat por sexo</text:p>
          </table:table-cell>
          <table:table-cell table:style-name="ce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centaje de mat por grupo de eda</text:p>
          </table:table-cell>
          <table:table-cell table:style-name="ce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centaje de mat por grupo de edad y sexo</text:p>
          </table:table-cell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istribución por “pregrado, post grado..”</text:p>
          </table:table-cell>
          <table:table-cell table:style-name="ce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… Distribución según nivel y sexo</text:p>
          </table:table-cell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orcentaje según campo de estudio</text:p>
          </table:table-cell>
          <table:table-cell table:style-name="ce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duados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otal de graduados</text:p>
          </table:table-cell>
          <table:table-cell office:value-type="string" calcext:value-type="string">
            <text:p>serie histórica</text:p>
          </table:table-cell>
        </table:table-row>
        <table:table-row table:style-name="ro1">
          <table:table-cell office:value-type="string" calcext:value-type="string">
            <text:p>porcentaje de graduados en universidades privadas respecto del total</text:p>
          </table:table-cell>
          <table:table-cell office:value-type="string" calcext:value-type="string">
            <text:p>serie histórica</text:p>
          </table:table-cell>
        </table:table-row>
        <table:table-row table:style-name="ro1">
          <table:table-cell table:style-name="ce1" office:value-type="string" calcext:value-type="string">
            <text:p>Distribución de graduados por nive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" office:value-type="string" calcext:value-type="string">
            <text:p>Distribución de graduados por sexo, según nive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raduados a nivel de licenciatura</text:p>
          </table:table-cell>
          <table:table-cell office:value-type="string" calcext:value-type="string">
            <text:p>serie histórica</text:p>
          </table:table-cell>
        </table:table-row>
        <table:table-row table:style-name="ro1">
          <table:table-cell office:value-type="string" calcext:value-type="string">
            <text:p>graduados a nivel de técnico</text:p>
          </table:table-cell>
          <table:table-cell office:value-type="string" calcext:value-type="string">
            <text:p>serie históric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studiantes graduados por sex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" office:value-type="string" calcext:value-type="string">
            <text:p>índice de feminidad de graduados</text:p>
          </table:table-cell>
          <table:table-cell office:value-type="string" calcext:value-type="string">
            <text:p>serie histórica</text:p>
          </table:table-cell>
        </table:table-row>
        <table:table-row table:style-name="ro1">
          <table:table-cell table:style-name="ce1" office:value-type="string" calcext:value-type="string">
            <text:p>Estudiantes graudados por campo de estudi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" office:value-type="string" calcext:value-type="string">
            <text:p>Graduados por campo de estudio y tipo de universidad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ujeres graduadas por campo de estudio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graduados en el sector privado </text:p>
          </table:table-cell>
          <table:table-cell office:value-type="string" calcext:value-type="string">
            <text:p>serie histórica</text:p>
          </table:table-cell>
        </table:table-row>
        <table:table-row table:style-name="ro2">
          <table:table-cell office:value-type="string" calcext:value-type="string">
            <text:p>tasa de crecimiento sector privado</text:p>
          </table:table-cell>
          <table:table-cell office:value-type="string" calcext:value-type="string">
            <text:p>serie histórica</text:p>
          </table:table-cell>
        </table:table-row>
        <table:table-row table:style-name="ro1">
          <table:table-cell office:value-type="string" calcext:value-type="string">
            <text:p>índice de feminidad de graduados privadp</text:p>
          </table:table-cell>
          <table:table-cell office:value-type="string" calcext:value-type="string">
            <text:p>serie histórica</text:p>
          </table:table-cell>
        </table:table-row>
        <table:table-row table:style-name="ro2">
          <table:table-cell office:value-type="string" calcext:value-type="string">
            <text:p>graduados en el sector publico</text:p>
          </table:table-cell>
          <table:table-cell office:value-type="string" calcext:value-type="string">
            <text:p>serie histórica</text:p>
          </table:table-cell>
        </table:table-row>
        <table:table-row table:style-name="ro2">
          <table:table-cell office:value-type="string" calcext:value-type="string">
            <text:p>tasa de crecimiento sector publico</text:p>
          </table:table-cell>
          <table:table-cell office:value-type="string" calcext:value-type="string">
            <text:p>serie histórica</text:p>
          </table:table-cell>
        </table:table-row>
        <table:table-row table:style-name="ro1">
          <table:table-cell office:value-type="string" calcext:value-type="string">
            <text:p>índice de feminidad de graduados publico</text:p>
          </table:table-cell>
          <table:table-cell office:value-type="string" calcext:value-type="string">
            <text:p>serie histór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S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">
      <number:number number:decimal-places="1" number:min-integer-digits="1"/>
    </number:number-style>
    <number:currency-style style:name="N15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s" number:country="GT">Q</number:currency-symbol>
      <number:number number:decimal-places="2" number:min-integer-digits="1" number:grouping="true"/>
      <style:map style:condition="value()&gt;=0" style:apply-style-name="N157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text>Q</number:text>
      <number:number number:decimal-places="2" number:min-integer-digits="1" number:grouping="true"/>
    </number:number-style>
    <number:number-style style:name="N138">
      <number:number number:decimal-places="2" number:min-integer-digits="0"/>
    </number:number-style>
    <number:number-style style:name="N139">
      <number:number number:decimal-places="1" number:min-integer-digits="0"/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number:min-integer-digits="1" number:grouping="true"/>
      <number:text>)</number:text>
    </number:number-style>
    <number:number-style style:name="N143P2" style:volatile="true">
      <number:text> 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1" number:min-integer-digits="1" number:grouping="true"/>
    </number:number-style>
    <number:number-style style:name="N147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47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4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 number:language="es" number:country="GT">Q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51P1" style:volatile="true">
      <number:currency-symbol number:language="es" number:country="GT">Q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51P2" style:volatile="true">
      <number:currency-symbol number:language="es" number:country="GT">Q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1" number:min-integer-digits="1" number:grouping="true"/>
      <number:text> </number:text>
    </number:number-style>
    <number:number-style style:name="N153">
      <number:text>(</number:text>
      <number:number number:decimal-places="1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number:min-integer-digits="1"/>
    </number:number-style>
    <number:number-style style:name="N155">
      <number:text>Q</number:text>
      <number:number number:decimal-places="1" number:min-integer-digits="1" number:grouping="true"/>
    </number:number-style>
    <number:number-style style:name="N156">
      <number:number number:decimal-places="3" number:min-integer-digits="1"/>
    </number:number-style>
    <number:number-style style:name="N158">
      <number:number number:decimal-places="3" number:min-integer-digits="0" number:decimal-replacement="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Millares_20_2" style:display-name="Millares 2" style:family="table-cell" style:parent-style-name="Default" style:data-style-name="N107">
      <style:table-cell-properties fo:padding="0.071cm"/>
    </style:style>
    <style:style style:name="Millares_20_3" style:display-name="Millares 3" style:family="table-cell" style:parent-style-name="Default" style:data-style-name="N10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4" style:display-name="Millares 4" style:family="table-cell" style:parent-style-name="Default" style:data-style-name="N10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5" style:display-name="Millares 5" style:family="table-cell" style:parent-style-name="Default" style:data-style-name="N10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6" style:display-name="Millares 6" style:family="table-cell" style:parent-style-name="Default" style:data-style-name="N10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table-centering="both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-00-0000</text:date>, <text:time style:data-style-name="N2" text:time-value="20:57:11.54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8.1_20_matricula_20_superior" style:display-name="PageStyle_8.1 matricula superi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4:22:42.467000000</meta:creation-date>
    <dc:date>2015-08-28T12:33:58.495000000</dc:date>
    <meta:editing-duration>P2DT7H12M48S</meta:editing-duration>
    <meta:editing-cycles>2</meta:editing-cycles>
    <meta:generator>LibreOffice/4.3.2.2$Windows_x86 LibreOffice_project/edfb5295ba211bd31ad47d0bad0118690f76407d</meta:generator>
    <meta:document-statistic meta:table-count="2" meta:cell-count="108" meta:object-count="0"/>
  </office:meta>
</office:document-meta>
</file>